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 style:list-style-name="L2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ize="22pt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8cm" svg:y="4.537cm" presentation:class="title" presentation:user-transformed="true">
          <draw:text-box>
            <text:p>POKEROWE ZAGRYWKI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Autorzy: Adam Trawiński, Małgorzata Szałaj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guły g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zkółka</text:p>
              </text:list-item>
              <text:list-item>
                <text:p>Szansa</text:p>
              </text:list-item>
              <text:list-item>
                <text:p>Para</text:p>
              </text:list-item>
              <text:list-item>
                <text:p>Trójka</text:p>
              </text:list-item>
              <text:list-item>
                <text:p>Kareta</text:p>
              </text:list-item>
              <text:list-item>
                <text:p>Dwie pary</text:p>
              </text:list-item>
              <text:list-item>
                <text:p>Full</text:p>
              </text:list-item>
              <text:list-item>
                <text:p>Mały strit</text:p>
              </text:list-item>
              <text:list-item>
                <text:p>Duży strit</text:p>
              </text:list-item>
              <text:list-item>
                <text:p>Yahtzee (poker)</text:p>
                <text:p/>
              </text:list-item>
            </text:list>
          </draw:text-box>
        </draw:frame>
        <draw:frame draw:style-name="gr2" draw:text-style-name="P2" draw:layer="layout" svg:width="0.502cm" svg:height="1.052cm" svg:x="19.713cm" svg:y="2cm">
          <draw:text-box>
            <text:p/>
          </draw:text-box>
        </draw:frame>
        <draw:frame draw:style-name="gr3" draw:text-style-name="P2" draw:layer="layout" svg:width="13.2cm" svg:height="2.853cm" svg:x="12.4cm" svg:y="8.747cm">
          <draw:text-box>
            <text:p><text:span text:style-name="T1">Nie spełnienie warunków w danym układzie skutkuje zerowym wyniki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11:21:25.174000000</meta:creation-date>
    <meta:editing-duration>PT11M50S</meta:editing-duration>
    <meta:editing-cycles>5</meta:editing-cycles>
    <meta:generator>LibreOffice/6.1.3.2$Windows_x86 LibreOffice_project/86daf60bf00efa86ad547e59e09d6bb77c699acb</meta:generator>
    <dc:title>Midnightblue</dc:title>
    <dc:date>2019-12-30T11:33:16.671000000</dc:date>
    <meta:document-statistic meta:object-count="61"/>
  </office:meta>
</office:document-meta>
</file>